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0400000116122B1318E1E95BA6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" svg:font-family="'LM Mono 12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name="LM Mono 12" fo:font-size="14pt" style:font-size-asian="14pt" style:font-size-complex="14pt"/>
    </style:style>
    <style:style style:name="P4" style:family="paragraph">
      <style:text-properties style:font-name="LM Mono 12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M Mono 12"/>
    </style:style>
    <style:style style:name="T3" style:family="text">
      <style:text-properties fo:color="#be3f3f" style:font-name="LM Mono 12"/>
    </style:style>
    <style:style style:name="T4" style:family="text">
      <style:text-properties fo:color="#007fff" style:font-name="LM Mono 12"/>
    </style:style>
    <style:style style:name="T5" style:family="text">
      <style:text-properties fo:color="#2bd22b" style:font-name="LM Mono 12"/>
    </style:style>
    <style:style style:name="T6" style:family="text">
      <style:text-properties style:font-name="DejaVu Sans Mono" fo:font-weight="bold" style:font-weight-asian="bold" style:font-weight-complex="bold"/>
    </style:style>
    <style:style style:name="T7" style:family="text">
      <style:text-properties style:font-name="DejaVu Sans Mono"/>
    </style:style>
    <style:style style:name="T8" style:family="text">
      <style:text-properties style:font-name="LM Mono 12" fo:font-size="18pt" style:font-size-asian="18pt" style:font-size-complex="18pt"/>
    </style:style>
    <style:style style:name="T9" style:family="text">
      <style:text-properties fo:color="#0053a8" style:font-name="LM Mono 12" fo:font-size="18pt" style:font-size-asian="18pt" style:font-size-complex="18pt"/>
    </style:style>
    <style:style style:name="T10" style:family="text">
      <style:text-properties fo:color="#007fff" style:font-name="LM Mono 12" fo:font-size="18pt" style:font-size-asian="18pt" style:font-size-complex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b2b2b2" style:font-name="LM Mono 12" fo:font-size="14pt" style:font-size-asian="14pt" style:font-size-complex="14pt"/>
    </style:style>
    <style:style style:name="T13" style:family="text">
      <style:text-properties style:font-name="LM Mono 12" fo:font-size="14pt" style:font-size-asian="14pt" style:font-size-complex="14pt"/>
    </style:style>
    <style:style style:name="T14" style:family="text">
      <style:text-properties fo:color="#999999" style:font-name="LM Mono 12" fo:font-size="14pt" style:font-size-asian="14pt" style:font-size-complex="14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nums in C++ 11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Meyers - Effective Modern C++, Item 1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nums in C++ 11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Meyers - Effective Modern C++, Item 10</text:p>
                <text:p/>
              </text:list-item>
              <text:list-item>
                <text:p>C++11 allows us to now:</text:p>
                <text:list>
                  <text:list-item>
                    <text:p>Enumerate values so that identifiers are in a distinct<text:line-break/>scope / namespace</text:p>
                  </text:list-item>
                  <text:list-item>
                    <text:p>Specify a the storage size of an enum</text:p>
                  </text:list-item>
                  <text:list-item>
                    <text:p>Forward declare enu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6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coped Enums</text:p>
          </draw:text-box>
        </draw:frame>
        <draw:frame presentation:style-name="pr2" draw:layer="layout" svg:width="12.297cm" svg:height="4.356cm" svg:x="1.4cm" svg:y="3.8cm" presentation:class="outline" presentation:user-transformed="true">
          <draw:text-box>
            <text:p><text:span text:style-name="T1">Unscoped:</text:span></text:p>
            <text:p/>
            <text:p><text:span text:style-name="T2">enum Animal { Dog, Cat, Zebra };</text:span></text:p>
            <text:p><text:span text:style-name="T2"/></text:p>
            <text:p><text:span text:style-name="T2">auto Dog = 0; <text:s/>// </text:span><text:span text:style-name="T3">error</text:span><text:span text:style-name="T2">, already have</text:span></text:p>
            <text:p><text:span text:style-name="T2"><text:s text:c="15"/></text:span><text:span text:style-name="T2">// „Dog“ in this scope</text:span></text:p>
          </draw:text-box>
        </draw:frame>
        <draw:frame presentation:style-name="pr5" draw:layer="layout" svg:width="12.297cm" svg:height="5.344cm" svg:x="14.313cm" svg:y="3.8cm" presentation:class="outline" presentation:user-transformed="true">
          <draw:text-box>
            <text:p><text:span text:style-name="T1">Scoped (C++11):</text:span></text:p>
            <text:p/>
            <text:p><text:span text:style-name="T2">enum </text:span><text:span text:style-name="T4">class</text:span><text:span text:style-name="T2"> Animal { Dog, Cat, Zebra };</text:span></text:p>
            <text:p><text:span text:style-name="T2"/></text:p>
            <text:p><text:span text:style-name="T2">auto Dog = 0; <text:s/>// </text:span><text:span text:style-name="T5">Compiles</text:span></text:p>
            <text:p><text:span text:style-name="T2"/></text:p>
            <text:p><text:span text:style-name="T2">auto animalType = Animal::Dog;</text:span></text:p>
          </draw:text-box>
        </draw:frame>
        <draw:frame presentation:style-name="pr5" draw:layer="layout" svg:width="25.2cm" svg:height="4.356cm" svg:x="1.4cm" svg:y="9.3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coped enums are declared as „<text:span text:style-name="T6">enum class</text:span>“ (or „enum struct“)</text:p>
              </text:list-item>
              <text:list-item>
                <text:p>Scoped enums are more strongly typed</text:p>
                <text:list>
                  <text:list-item>
                    <text:p>Unlike unscoped enums, they do not implicitly cast to i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6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zed Enums</text:p>
          </draw:text-box>
        </draw:frame>
        <draw:frame presentation:style-name="pr5" draw:text-style-name="P2" draw:layer="layout" svg:width="25.27cm" svg:height="4.356cm" svg:x="1.4cm" svg:y="3.8cm" presentation:class="outline" presentation:user-transformed="true">
          <draw:text-box>
            <text:list text:style-name="L2">
              <text:list-item>
                <text:p>Underlying type of both scoped and unscoped enums can</text:p>
                <text:p><text:s/>be specified. (defaults to <text:span text:style-name="T7">int</text:span>)</text:p>
              </text:list-item>
              <text:list-item>
                <text:p>Allows enums of known storage size</text:p>
              </text:list-item>
            </text:list>
          </draw:text-box>
        </draw:frame>
        <draw:frame presentation:style-name="pr5" draw:layer="layout" svg:width="25.2cm" svg:height="4.356cm" svg:x="1.4cm" svg:y="9.652cm" presentation:class="outline" presentation:user-transformed="true">
          <draw:text-box>
            <text:p text:style-name="P2"><text:span text:style-name="T8">enum SmallAnimal </text:span><text:span text:style-name="T9">: </text:span><text:span text:style-name="T10">std::uint8_t</text:span><text:span text:style-name="T8"> { Mouse, Possum, Rat };</text:span></text:p>
            <text:p text:style-name="P2"><text:span text:style-name="T11"/></text:p>
            <text:p text:style-name="P2"><text:span text:style-name="T8">enum class BigAnimal </text:span><text:span text:style-name="T9">: </text:span><text:span text:style-name="T10">std::uint32_t</text:span><text:span text:style-name="T8"> { Elephant, Hippo, Giraffe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8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Forward Declarations</text:p>
          </draw:text-box>
        </draw:frame>
        <draw:frame presentation:style-name="pr5" draw:layer="layout" svg:width="12.297cm" svg:height="4.356cm" svg:x="1.4cm" svg:y="3.8cm" presentation:class="outline">
          <draw:text-box>
            <text:list text:style-name="L2">
              <text:list-item>
                <text:p><text:span text:style-name="T1">Scoped</text:span> enums can be forward declared</text:p>
                <text:list>
                  <text:list-item>
                    <text:p>(The definition can be ‚hidden‘ from header to reduce compile time/ hide implementation details) 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64cm" svg:height="4.836cm" svg:x="13.97cm" svg:y="3.8cm" presentation:class="outline" presentation:user-transformed="true">
          <draw:text-box>
            <text:list text:style-name="L2">
              <text:list-header>
                <text:p text:style-name="P3"><text:span text:style-name="T12">// request.h</text:span></text:p>
                <text:p text:style-name="P3"><text:span text:style-name="T13">enum class Request;</text:span></text:p>
                <text:p text:style-name="P3"><text:span text:style-name="T13">int handleRequest(Request r);</text:span></text:p>
                <text:p text:style-name="P3"><text:span text:style-name="T12">// request.c </text:span></text:p>
                <text:p text:style-name="P3"><text:span text:style-name="T13">enum class Request { Get, Send, … }</text:span></text:p>
                <text:p text:style-name="P3"><text:span text:style-name="T13"/></text:p>
                <text:p text:style-name="P3"><text:span text:style-name="T13"/></text:p>
              </text:list-header>
            </text:list>
          </draw:text-box>
        </draw:frame>
        <draw:frame presentation:style-name="pr5" draw:text-style-name="P3" draw:layer="layout" svg:width="12.913cm" svg:height="5.334cm" svg:x="14.011cm" svg:y="9.398cm" presentation:class="outline" presentation:user-transformed="true">
          <draw:text-box>
            <text:list text:style-name="L2">
              <text:list-header>
                <text:p text:style-name="P4"><text:span text:style-name="T14">// request.h</text:span></text:p>
                <text:p text:style-name="P4"><text:span text:style-name="T13">enum class : std::uint32_t Request;</text:span></text:p>
                <text:p text:style-name="P4"><text:span text:style-name="T13">int handleRequest(Request r);</text:span></text:p>
                <text:p text:style-name="P4"><text:span text:style-name="T14">// request.c </text:span></text:p>
                <text:p text:style-name="P4"><text:span text:style-name="T13">enum class Request : std::uint32_t { Get, Send, … }</text:span></text:p>
                <text:p text:style-name="P4"><text:span text:style-name="T2"/></text:p>
                <text:p text:style-name="P4"><text:span text:style-name="T2"/></text:p>
              </text:list-header>
            </text:list>
          </draw:text-box>
        </draw:frame>
        <draw:frame presentation:style-name="pr5" draw:text-style-name="P5" draw:layer="layout" svg:width="12.297cm" svg:height="4.356cm" svg:x="1.4cm" svg:y="9.614cm" presentation:class="outline" presentation:user-transformed="true">
          <draw:text-box>
            <text:list text:style-name="L2">
              <text:list-item>
                <text:p text:style-name="P5"><text:span text:style-name="T15">Unscoped</text:span><text:span text:style-name="T16"> enums can be forward declared if they have a specified underlying ty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2" svg:font-family="'LM Mono 12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70400000116122B1318E1E95BA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7:03:24.457829692</meta:creation-date>
    <meta:editing-duration>P0D</meta:editing-duration>
    <meta:editing-cycles>1</meta:editing-cycles>
    <meta:generator>LibreOffice/5.3.3.2$Linux_X86_64 LibreOffice_project/30m0$Build-2</meta:generator>
    <dc:title>Bright Blue</dc:title>
    <meta:document-statistic meta:object-count="48"/>
  </office:meta>
</office:document-meta>
</file>